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Description / usage</text:p>
          </table:table-cell>
          <table:table-cell table:style-name="ce1" office:value-type="string">
            <text:p>Sourcing</text:p>
          </table:table-cell>
          <table:table-cell/>
        </table:table-row>
        <table:table-row table:style-name="ro1">
          <table:table-cell table:style-name="ce2" office:value-type="string">
            <text:p>Teensy 4.0</text:p>
          </table:table-cell>
          <table:table-cell table:style-name="ce2"/>
          <table:table-cell office:value-type="string">
            <text:p>Microcontroller</text:p>
          </table:table-cell>
          <table:table-cell office:value-type="string">
            <text:p>Buy/already have?</text:p>
          </table:table-cell>
          <table:table-cell/>
        </table:table-row>
        <table:table-row table:style-name="ro1">
          <table:table-cell office:value-type="string">
            <text:p>LMX2572RHAT</text:p>
          </table:table-cell>
          <table:table-cell office:value-type="string">
            <text:p>Texas Instruments</text:p>
          </table:table-cell>
          <table:table-cell office:value-type="string">
            <text:p>Synthesizer</text:p>
          </table:table-cell>
          <table:table-cell office:value-type="string">
            <text:p>Sampled</text:p>
          </table:table-cell>
          <table:table-cell/>
        </table:table-row>
        <table:table-row table:style-name="ro1">
          <table:table-cell office:value-type="string">
            <text:p>ADF4351</text:p>
          </table:table-cell>
          <table:table-cell office:value-type="string">
            <text:p>Digi-Key</text:p>
          </table:table-cell>
          <table:table-cell office:value-type="string">
            <text:p>Alternate Synthesizer</text:p>
          </table:table-cell>
          <table:table-cell office:value-type="string">
            <text:p>Brendan has some to play with but not to launch</text:p>
          </table:table-cell>
          <table:table-cell/>
        </table:table-row>
        <table:table-row table:style-name="ro1">
          <table:table-cell office:value-type="string">
            <text:p>BFCN-3600+</text:p>
          </table:table-cell>
          <table:table-cell office:value-type="string">
            <text:p>Mini-Circuits</text:p>
          </table:table-cell>
          <table:table-cell office:value-type="string">
            <text:p>Filt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BFCN-2360+</text:p>
          </table:table-cell>
          <table:table-cell office:value-type="string">
            <text:p>Mini-Circuits</text:p>
          </table:table-cell>
          <table:table-cell office:value-type="string">
            <text:p>Alternate Filt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BFCG-162W+</text:p>
          </table:table-cell>
          <table:table-cell office:value-type="string">
            <text:p>Mini-Circuits</text:p>
          </table:table-cell>
          <table:table-cell office:value-type="string">
            <text:p>Alternate Filt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PMA3-83LNW+</text:p>
          </table:table-cell>
          <table:table-cell office:value-type="string">
            <text:p>Mini-Circuits</text:p>
          </table:table-cell>
          <table:table-cell office:value-type="string">
            <text:p>Amplifi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PHA-83W+</text:p>
          </table:table-cell>
          <table:table-cell office:value-type="string">
            <text:p>Mini-Circuits</text:p>
          </table:table-cell>
          <table:table-cell office:value-type="string">
            <text:p>Amplifi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CMD249P5</text:p>
          </table:table-cell>
          <table:table-cell office:value-type="string">
            <text:p>CustomMMIC</text:p>
          </table:table-cell>
          <table:table-cell office:value-type="string">
            <text:p>Amplifier</text:p>
          </table:table-cell>
          <table:table-cell office:value-type="string">
            <text:p>Brendan will try to sample. No guarantees</text:p>
          </table:table-cell>
          <table:table-cell/>
        </table:table-row>
        <table:table-row table:style-name="ro1">
          <table:table-cell office:value-type="string">
            <text:p>XM-A9R7-0804D</text:p>
          </table:table-cell>
          <table:table-cell office:value-type="string">
            <text:p>Xmicrowave</text:p>
          </table:table-cell>
          <table:table-cell office:value-type="string">
            <text:p>Alternate Amplifier</text:p>
          </table:table-cell>
          <table:table-cell office:value-type="string">
            <text:p>hold on this</text:p>
          </table:table-cell>
          <table:table-cell/>
        </table:table-row>
        <table:table-row table:style-name="ro1">
          <table:table-cell office:value-type="string">
            <text:p>Resistors</text:p>
          </table:table-cell>
          <table:table-cell office:value-type="string">
            <text:p>Digi-Key</text:p>
          </table:table-cell>
          <table:table-cell/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Capacitors</text:p>
          </table:table-cell>
          <table:table-cell office:value-type="string">
            <text:p>Digi-Key</text:p>
          </table:table-cell>
          <table:table-cell/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Inductors</text:p>
          </table:table-cell>
          <table:table-cell office:value-type="string">
            <text:p>Coilcraft</text:p>
          </table:table-cell>
          <table:table-cell/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SMA-J-P-H-ST-EM1</text:p>
          </table:table-cell>
          <table:table-cell office:value-type="string">
            <text:p>Samtec</text:p>
          </table:table-cell>
          <table:table-cell office:value-type="string">
            <text:p>Connecto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SMA-J-P-H-ST-TH1</text:p>
          </table:table-cell>
          <table:table-cell office:value-type="string">
            <text:p>Samtec</text:p>
          </table:table-cell>
          <table:table-cell office:value-type="string">
            <text:p>Alternate Connecto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Custom PCB</text:p>
          </table:table-cell>
          <table:table-cell office:value-type="string">
            <text:p>Advanced Circuits</text:p>
          </table:table-cell>
          <table:table-cell table:style-name="ce1"/>
          <table:table-cell office:value-type="string">
            <text:p>Sponsored</text:p>
          </table:table-cell>
          <table:table-cell/>
        </table:table-row>
        <table:table-row table:style-name="ro1">
          <table:table-cell office:value-type="string">
            <text:p>LTC2919HDDB-3.3</text:p>
          </table:table-cell>
          <table:table-cell office:value-type="string">
            <text:p>Analog Devices</text:p>
          </table:table-cell>
          <table:table-cell office:value-type="string">
            <text:p>Voltage Monitor</text:p>
          </table:table-cell>
          <table:table-cell office:value-type="string">
            <text:p>sample (brendan)</text:p>
          </table:table-cell>
          <table:table-cell/>
        </table:table-row>
        <table:table-row table:style-name="ro1">
          <table:table-cell office:value-type="string">
            <text:p>TPS54308DDCR</text:p>
          </table:table-cell>
          <table:table-cell office:value-type="string">
            <text:p>Texas Instruments</text:p>
          </table:table-cell>
          <table:table-cell office:value-type="string">
            <text:p>Power supply</text:p>
          </table:table-cell>
          <table:table-cell office:value-type="string">
            <text:p>Sampled</text:p>
          </table:table-cell>
          <table:table-cell/>
        </table:table-row>
        <table:table-row table:style-name="ro1">
          <table:table-cell office:value-type="string">
            <text:p>LTM8045</text:p>
          </table:table-cell>
          <table:table-cell office:value-type="string">
            <text:p>Digi-Key</text:p>
          </table:table-cell>
          <table:table-cell office:value-type="string">
            <text:p>Negative power supply</text:p>
          </table:table-cell>
          <table:table-cell office:value-type="string">
            <text:p>Brendan will try to sample. No guarantees</text:p>
          </table:table-cell>
          <table:table-cell/>
        </table:table-row>
        <table:table-row table:style-name="ro1">
          <table:table-cell office:value-type="string">
            <text:p>Diode</text:p>
          </table:table-cell>
          <table:table-cell office:value-type="string">
            <text:p>Digi-Key</text:p>
          </table:table-cell>
          <table:table-cell office:value-type="string">
            <text:p>Reverse polarity protection</text:p>
          </table:table-cell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Battery</text:p>
          </table:table-cell>
          <table:table-cell office:value-type="string">
            <text:p>HobbyTown</text:p>
          </table:table-cell>
          <table:table-cell office:value-type="string">
            <text:p>Battery</text:p>
          </table:table-cell>
          <table:table-cell office:value-type="string">
            <text:p>buy</text:p>
          </table:table-cell>
          <table:table-cell office:value-type="string">
            <text:p>https://www.hobbytown.com/protek-rc-3s-120c-sigraphene-hv-shorty-lipo-battery-11.4v-4100mah-ptk-5116-19/p846216</text:p>
          </table:table-cell>
        </table:table-row>
        <table:table-row table:style-name="ro1">
          <table:table-cell office:value-type="string">
            <text:p>Battery</text:p>
          </table:table-cell>
          <table:table-cell office:value-type="string">
            <text:p>BuddyRC</text:p>
          </table:table-cell>
          <table:table-cell office:value-type="string">
            <text:p>Alternate Battery</text:p>
          </table:table-cell>
          <table:table-cell office:value-type="string">
            <text:p>buy</text:p>
          </table:table-cell>
          <table:table-cell office:value-type="string">
            <text:p>https://www.buddyrc.com/glacier-30c-4000mah-3s1p.html</text:p>
          </table:table-cell>
        </table:table-row>
        <table:table-row table:style-name="ro1">
          <table:table-cell office:value-type="string">
            <text:p>PRT-11864</text:p>
          </table:table-cell>
          <table:table-cell office:value-type="string">
            <text:p>Digi-Key</text:p>
          </table:table-cell>
          <table:table-cell office:value-type="string">
            <text:p>Battery Connector</text:p>
          </table:table-cell>
          <table:table-cell office:value-type="string">
            <text:p>buy</text:p>
          </table:table-cell>
          <table:table-cell/>
        </table:table-row>
        <table:table-row table:style-name="ro2">
          <table:table-cell office:value-type="string">
            <text:p>ASDMB-100.000MHz-LY-T</text:p>
          </table:table-cell>
          <table:table-cell office:value-type="string">
            <text:p>Digi-Key</text:p>
          </table:table-cell>
          <table:table-cell office:value-type="string">
            <text:p>Crystal Oscillator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12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0"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0">02/10/2020</text:date>, <text:time>16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08:30.408051646</meta:creation-date>
    <meta:editing-duration>PT15M8S</meta:editing-duration>
    <meta:editing-cycles>6</meta:editing-cycles>
    <meta:generator>OpenOffice/4.1.7$Win32 OpenOffice.org_project/417m1$Build-9800</meta:generator>
    <dc:date>2020-02-10T16:19:36.56</dc:date>
    <dc:creator>Giselle Koo</dc:creator>
    <meta:document-statistic meta:table-count="1" meta:cell-count="96" meta:object-count="0"/>
  </office:meta>
</office:document-meta>
</file>